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4">
      <style:drawing-page-properties draw:fill-color="#000000" draw:fill="solid"/>
    </style:style>
    <style:style style:family="presentation" style:name="pr1">
      <style:graphic-properties draw:fill="none" draw:textarea-vertical-align="bottom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">
      <style:paragraph-properties fo:line-height="90%" fo:text-align="center" fo:margin-left="0pt" fo:margin-right="0pt" fo:text-indent="0pt" fo:margin-top="0pt" fo:margin-bottom="0pt"/>
      <style:text-properties/>
    </style:style>
    <style:style style:family="text" style:name="T1">
      <style:text-properties fo:color="#FFFFFF" style:text-line-through-type="none" fo:font-family="Calibri" style:font-family-complex="Calibri" fo:font-size="48pt" style:font-size-asian="48pt" style:font-size-complex="48pt" style:text-underline-type="none"/>
    </style:style>
    <style:style style:family="presentation" style:name="pr2">
      <style:graphic-properties draw:fill="none" draw:stroke="none" fo:background-color="transparent"/>
    </style:style>
    <style:style style:family="drawing-page" style:name="dp5">
      <style:drawing-page-properties/>
    </style:style>
    <style:style style:family="drawing-page" style:name="dp6">
      <style:drawing-page-properties draw:fill-color="#000000" draw:fill="solid"/>
    </style:style>
    <style:style style:family="presentation" style:name="pr3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2">
      <style:text-properties fo:color="#FFFFFF" style:text-line-through-type="none" fo:font-family="Calibri" style:font-family-complex="Calibri" fo:font-size="44pt" style:font-size-asian="44pt" style:font-size-complex="44pt" style:text-underline-type="none"/>
    </style:style>
    <style:style style:family="presentation" style:name="pr4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">
      <style:paragraph-properties fo:line-height="150%" fo:text-align="left" fo:margin-top="0pt" fo:margin-bottom="0pt"/>
      <style:text-properties/>
    </style:style>
    <style:style style:family="text" style:name="T3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4">
      <style:paragraph-properties fo:line-height="150%" fo:text-align="left" fo:margin-top="10.01pt" fo:margin-bottom="0pt"/>
      <style:text-properties/>
    </style:style>
    <style:style style:family="text" style:name="T4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5">
      <style:paragraph-properties fo:line-height="150%" fo:text-align="left" fo:margin-top="10.01pt" fo:margin-bottom="0pt"/>
      <style:text-properties/>
    </style:style>
    <style:style style:family="drawing-page" style:name="dp7">
      <style:drawing-page-properties/>
    </style:style>
    <style:style style:family="drawing-page" style:name="dp8">
      <style:drawing-page-properties draw:fill-color="#000000" draw:fill="solid"/>
    </style:style>
    <style:style style:family="presentation" style:name="pr5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6">
      <style:paragraph-properties fo:line-height="90%" fo:text-align="left" fo:margin-left="18pt" fo:margin-right="0pt" fo:text-indent="-17.97pt" fo:margin-top="0pt" fo:margin-bottom="0pt"/>
      <style:text-properties/>
    </style:style>
    <style:style style:family="text" style:name="T5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7">
      <style:paragraph-properties fo:line-height="90%" fo:text-align="left" fo:margin-left="18pt" fo:margin-right="0pt" fo:text-indent="-17.97pt" fo:margin-top="10.01pt" fo:margin-bottom="0pt"/>
      <style:text-properties/>
    </style:style>
    <style:style style:family="text" style:name="T6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8">
      <style:paragraph-properties fo:line-height="90%" fo:text-align="left" fo:margin-top="10.01pt" fo:margin-bottom="0pt"/>
      <style:text-properties/>
    </style:style>
    <style:style style:family="presentation" style:name="pr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9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7">
      <style:text-properties fo:color="#FFFFFF" style:text-line-through-type="none" fo:font-family="Calibri" style:font-family-complex="Calibri" fo:font-size="44pt" style:font-size-asian="44pt" style:font-size-complex="44pt" style:text-underline-type="none"/>
    </style:style>
    <style:style style:family="presentation" style:name="pr7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0">
      <style:paragraph-properties fo:line-height="90%" fo:text-align="left" fo:margin-left="18pt" fo:margin-right="0pt" fo:text-indent="-17.97pt" fo:margin-top="0pt" fo:margin-bottom="0pt"/>
      <style:text-properties/>
    </style:style>
    <style:style style:family="text" style:name="T8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11">
      <style:paragraph-properties fo:line-height="90%" fo:text-align="left" fo:margin-left="18pt" fo:margin-right="0pt" fo:text-indent="-17.97pt" fo:margin-top="10.01pt" fo:margin-bottom="0pt"/>
      <style:text-properties/>
    </style:style>
    <style:style style:family="text" style:name="T9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12">
      <style:paragraph-properties fo:line-height="90%" fo:text-align="left" fo:margin-left="18pt" fo:margin-right="0pt" fo:text-indent="-17.97pt" fo:margin-top="10.01pt" fo:margin-bottom="0pt"/>
      <style:text-properties/>
    </style:style>
    <style:style style:family="text" style:name="T10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13">
      <style:paragraph-properties fo:line-height="90%" fo:text-align="left" fo:margin-left="18pt" fo:margin-right="0pt" fo:text-indent="-17.97pt" fo:margin-top="10.01pt" fo:margin-bottom="0pt"/>
      <style:text-properties/>
    </style:style>
    <style:style style:family="text" style:name="T11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14">
      <style:paragraph-properties fo:line-height="90%" fo:text-align="left" fo:margin-left="18pt" fo:margin-right="0pt" fo:text-indent="-17.97pt" fo:margin-top="10.01pt" fo:margin-bottom="0pt"/>
      <style:text-properties/>
    </style:style>
    <style:style style:family="text" style:name="T12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15">
      <style:paragraph-properties fo:line-height="90%" fo:text-align="left" fo:margin-top="10.01pt" fo:margin-bottom="0pt"/>
      <style:text-properties/>
    </style:style>
    <style:style style:family="paragraph" style:name="P16">
      <style:paragraph-properties fo:line-height="90%" fo:text-align="left" fo:margin-top="10.01pt" fo:margin-bottom="0pt"/>
      <style:text-properties/>
    </style:style>
    <style:style style:family="drawing-page" style:name="dp9">
      <style:drawing-page-properties/>
    </style:style>
    <style:style style:family="drawing-page" style:name="dp10">
      <style:drawing-page-properties draw:fill-color="#000000" draw:fill="solid"/>
    </style:style>
    <style:style style:family="presentation" style:name="pr8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7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3">
      <style:text-properties fo:color="#FFFFFF" style:text-line-through-type="none" fo:font-family="Calibri" style:font-family-complex="Calibri" fo:font-size="44pt" style:font-size-asian="44pt" style:font-size-complex="44pt" style:text-underline-type="none"/>
    </style:style>
    <style:style style:family="presentation" style:name="pr9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18">
      <style:paragraph-properties fo:line-height="150%" fo:text-align="left" fo:margin-left="18pt" fo:margin-right="0pt" fo:text-indent="-17.97pt" fo:margin-top="0pt" fo:margin-bottom="0pt"/>
      <style:text-properties/>
    </style:style>
    <style:style style:family="text" style:name="T14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19">
      <style:paragraph-properties fo:line-height="150%" fo:text-align="left" fo:margin-left="18pt" fo:margin-right="0pt" fo:text-indent="-17.97pt" fo:margin-top="10.01pt" fo:margin-bottom="0pt"/>
      <style:text-properties/>
    </style:style>
    <style:style style:family="text" style:name="T15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20">
      <style:paragraph-properties fo:line-height="150%" fo:text-align="left" fo:margin-left="18pt" fo:margin-right="0pt" fo:text-indent="-17.97pt" fo:margin-top="10.01pt" fo:margin-bottom="0pt"/>
      <style:text-properties/>
    </style:style>
    <style:style style:family="text" style:name="T16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21">
      <style:paragraph-properties fo:line-height="150%" fo:text-align="left" fo:margin-top="10.01pt" fo:margin-bottom="0pt"/>
      <style:text-properties/>
    </style:style>
    <style:style style:family="drawing-page" style:name="dp11">
      <style:drawing-page-properties/>
    </style:style>
    <style:style style:family="drawing-page" style:name="dp12">
      <style:drawing-page-properties draw:fill-color="#000000" draw:fill="solid"/>
    </style:style>
    <style:style style:family="presentation" style:name="pr10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2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17">
      <style:text-properties fo:color="#FFFFFF" style:text-line-through-type="none" fo:font-family="Calibri" style:font-family-complex="Calibri" fo:font-size="44pt" style:font-size-asian="44pt" style:font-size-complex="44pt" style:text-underline-type="none"/>
    </style:style>
    <style:style style:family="presentation" style:name="pr11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3">
      <style:paragraph-properties fo:line-height="150%" fo:text-align="left" fo:margin-left="18pt" fo:margin-right="0pt" fo:text-indent="-17.97pt" fo:margin-top="0pt" fo:margin-bottom="0pt"/>
      <style:text-properties/>
    </style:style>
    <style:style style:family="text" style:name="T18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24">
      <style:paragraph-properties fo:line-height="150%" fo:text-align="left" fo:margin-left="18pt" fo:margin-right="0pt" fo:text-indent="-17.97pt" fo:margin-top="10.01pt" fo:margin-bottom="0pt"/>
      <style:text-properties/>
    </style:style>
    <style:style style:family="text" style:name="T19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25">
      <style:paragraph-properties fo:line-height="150%" fo:text-align="left" fo:margin-top="10.01pt" fo:margin-bottom="0pt"/>
      <style:text-properties/>
    </style:style>
    <style:style style:family="drawing-page" style:name="dp13">
      <style:drawing-page-properties/>
    </style:style>
    <style:style style:family="drawing-page" style:name="dp14">
      <style:drawing-page-properties draw:fill-color="#000000" draw:fill="solid"/>
    </style:style>
    <style:style style:family="presentation" style:name="pr12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6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20">
      <style:text-properties fo:color="#FFFFFF" style:text-line-through-type="none" fo:font-family="Calibri" style:font-family-complex="Calibri" fo:font-size="44pt" style:font-size-asian="44pt" style:font-size-complex="44pt" style:text-underline-type="none"/>
    </style:style>
    <style:style style:family="presentation" style:name="pr13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27">
      <style:paragraph-properties fo:line-height="150%" fo:text-align="left" fo:margin-left="18pt" fo:margin-right="0pt" fo:text-indent="-17.97pt" fo:margin-top="0pt" fo:margin-bottom="0pt"/>
      <style:text-properties/>
    </style:style>
    <style:style style:family="text" style:name="T21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28">
      <style:paragraph-properties fo:line-height="150%" fo:text-align="left" fo:margin-left="18pt" fo:margin-right="0pt" fo:text-indent="17.97pt" fo:margin-top="10.01pt" fo:margin-bottom="0pt"/>
      <style:text-properties/>
    </style:style>
    <style:style style:family="text" style:name="T22">
      <style:text-properties fo:color="#FFFFFF" fo:font-family="Calibri" style:font-family-complex="Calibri" fo:font-size="28pt" style:font-size-asian="28pt" style:font-size-complex="28pt" fo:letter-spacing="0pt" style:text-underline-type="none"/>
    </style:style>
    <style:style style:family="paragraph" style:name="P29">
      <style:paragraph-properties fo:line-height="150%" fo:text-align="left" fo:margin-left="49.5pt" fo:margin-right="0pt" fo:text-indent="17.97pt" fo:margin-top="4.99pt" fo:margin-bottom="0pt"/>
      <style:text-properties/>
    </style:style>
    <style:style style:family="text" style:name="T23">
      <style:text-properties fo:color="#FFFFFF" fo:font-family="Calibri" style:font-family-complex="Calibri" fo:font-size="24pt" style:font-size-asian="24pt" style:font-size-complex="24pt" fo:letter-spacing="0pt" style:text-underline-type="none"/>
    </style:style>
    <style:style style:family="text" style:name="T24">
      <style:text-properties fo:color="#FFFFFF" fo:font-family="Calibri" style:font-family-complex="Calibri" fo:font-size="24pt" style:font-size-asian="24pt" style:font-size-complex="24pt" fo:letter-spacing="0pt" fo:language="en" fo:country="GB" style:text-underline-type="none"/>
    </style:style>
    <style:style style:family="text" style:name="T25">
      <style:text-properties fo:color="#FFFFFF" fo:font-family="Calibri" style:font-family-complex="Calibri" fo:font-size="24pt" style:font-size-asian="24pt" style:font-size-complex="24pt" fo:letter-spacing="0pt" style:text-underline-type="none"/>
    </style:style>
    <style:style style:family="paragraph" style:name="P30">
      <style:paragraph-properties fo:line-height="150%" fo:text-align="left" fo:margin-left="49.5pt" fo:margin-right="0pt" fo:text-indent="17.97pt" fo:margin-top="4.99pt" fo:margin-bottom="0pt"/>
      <style:text-properties/>
    </style:style>
    <style:style style:family="text" style:name="T26">
      <style:text-properties fo:color="#FFFFFF" fo:font-family="Calibri" style:font-family-complex="Calibri" fo:font-size="24pt" style:font-size-asian="24pt" style:font-size-complex="24pt" fo:letter-spacing="0pt" style:text-underline-type="none"/>
    </style:style>
    <style:style style:family="drawing-page" style:name="dp15">
      <style:drawing-page-properties/>
    </style:style>
    <style:style style:family="drawing-page" style:name="dp16">
      <style:drawing-page-properties draw:fill-color="#000000" draw:fill="solid"/>
    </style:style>
    <style:style style:family="presentation" style:name="pr14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1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27">
      <style:text-properties fo:color="#FFFFFF" style:text-line-through-type="none" fo:font-family="Calibri" style:font-family-complex="Calibri" fo:font-size="40pt" style:font-size-asian="40pt" style:font-size-complex="40pt" style:text-underline-type="none"/>
    </style:style>
    <style:style style:family="presentation" style:name="pr15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2">
      <style:paragraph-properties fo:line-height="150%" fo:text-align="left" fo:margin-left="16.41pt" fo:text-indent="15.41pt" fo:margin-top="0pt" fo:margin-bottom="0pt"/>
      <style:text-properties/>
    </style:style>
    <style:style style:family="text" style:name="T28">
      <style:text-properties fo:color="#FFFFFF" fo:font-size="28pt" style:font-size-asian="28pt" style:font-size-complex="28pt" fo:letter-spacing="0pt"/>
    </style:style>
    <style:style style:family="paragraph" style:name="P33">
      <style:paragraph-properties fo:line-height="150%" fo:text-align="left" fo:margin-left="16.41pt" fo:text-indent="15.41pt" fo:margin-top="0pt" fo:margin-bottom="0pt"/>
      <style:text-properties/>
    </style:style>
    <style:style style:family="text" style:name="T29">
      <style:text-properties fo:color="#FFFFFF" fo:font-size="28pt" style:font-size-asian="28pt" style:font-size-complex="28pt" fo:letter-spacing="0pt"/>
    </style:style>
    <style:style style:family="paragraph" style:name="P34">
      <style:paragraph-properties fo:line-height="150%" fo:text-align="left" fo:margin-left="47.91pt" fo:text-indent="15.41pt" fo:margin-top="0pt" fo:margin-bottom="0pt"/>
      <style:text-properties/>
    </style:style>
    <style:style style:family="text" style:name="T30">
      <style:text-properties fo:color="#FFFFFF" fo:font-size="28pt" style:font-size-asian="28pt" style:font-size-complex="28pt" fo:letter-spacing="0pt"/>
    </style:style>
    <style:style style:family="text" style:name="T31">
      <style:text-properties fo:font-variant="normal" fo:color="#FFFFFF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35">
      <style:paragraph-properties fo:line-height="150%" fo:text-align="left" fo:margin-left="47.91pt" fo:text-indent="15.41pt" fo:margin-top="0pt" fo:margin-bottom="0pt"/>
      <style:text-properties/>
    </style:style>
    <style:style style:family="text" style:name="T32">
      <style:text-properties fo:color="#FFFFFF" fo:font-size="28pt" style:font-size-asian="28pt" style:font-size-complex="28pt" fo:letter-spacing="0pt"/>
    </style:style>
    <style:style style:family="text" style:name="T33">
      <style:text-properties fo:font-variant="normal" fo:color="#FFFFFF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36">
      <style:paragraph-properties fo:line-height="150%" fo:text-align="left" fo:margin-left="16.41pt" fo:text-indent="15.41pt" fo:margin-top="0pt" fo:margin-bottom="0pt"/>
      <style:text-properties/>
    </style:style>
    <style:style style:family="drawing-page" style:name="dp17">
      <style:drawing-page-properties/>
    </style:style>
    <style:style style:family="drawing-page" style:name="dp18">
      <style:drawing-page-properties draw:fill-color="#000000" draw:fill="solid"/>
    </style:style>
    <style:style style:family="presentation" style:name="pr16">
      <style:graphic-properties draw:fill="none" draw:textarea-vertical-align="middle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7">
      <style:paragraph-properties fo:line-height="90%" fo:text-align="left" fo:margin-left="0pt" fo:margin-right="0pt" fo:text-indent="0pt" fo:margin-top="0pt" fo:margin-bottom="0pt"/>
      <style:text-properties/>
    </style:style>
    <style:style style:family="text" style:name="T34">
      <style:text-properties fo:color="#FFFFFF" style:text-line-through-type="none" fo:font-family="Calibri" style:font-family-complex="Calibri" fo:font-size="40pt" style:font-size-asian="40pt" style:font-size-complex="40pt" style:text-underline-type="none"/>
    </style:style>
    <style:style style:family="presentation" style:name="pr17">
      <style:graphic-properties draw:fill="none" draw:textarea-vertical-align="top" draw:auto-grow-height="false" draw:auto-grow-width="false" draw:stroke="none" fo:padding-top="3.6pt" fo:padding-bottom="3.6pt" fo:padding-left="7.2pt" fo:padding-right="7.2pt" fo:background-color="transparent"/>
    </style:style>
    <style:style style:family="paragraph" style:name="P38">
      <style:paragraph-properties fo:line-height="150%" fo:text-align="left" fo:margin-left="47.44pt" fo:text-indent="-31.03pt" fo:margin-top="0pt" fo:margin-bottom="0pt"/>
      <style:text-properties/>
    </style:style>
    <style:style style:family="text" style:name="T35">
      <style:text-properties fo:color="#FFFFFF" fo:font-size="28pt" style:font-size-asian="28pt" style:font-size-complex="28pt" fo:letter-spacing="0pt"/>
    </style:style>
    <style:style style:family="paragraph" style:name="P39">
      <style:paragraph-properties fo:line-height="150%" fo:text-align="left" fo:margin-left="47.44pt" fo:text-indent="-31.03pt" fo:margin-top="0pt" fo:margin-bottom="0pt"/>
      <style:text-properties/>
    </style:style>
    <style:style style:family="text" style:name="T36">
      <style:text-properties fo:color="#FFFFFF" fo:font-size="28pt" style:font-size-asian="28pt" style:font-size-complex="28pt" fo:letter-spacing="0pt"/>
    </style:style>
    <style:style style:family="paragraph" style:name="P40">
      <style:paragraph-properties fo:line-height="150%" fo:text-align="left" fo:margin-left="47.44pt" fo:text-indent="-31.03pt" fo:margin-top="0pt" fo:margin-bottom="0pt"/>
      <style:text-properties/>
    </style:style>
    <style:style style:family="text" style:name="T37">
      <style:text-properties fo:color="#FFFFFF" fo:font-size="28pt" style:font-size-asian="28pt" style:font-size-complex="28pt" fo:letter-spacing="0pt"/>
    </style:style>
    <style:style style:family="paragraph" style:name="P41">
      <style:paragraph-properties fo:line-height="150%" fo:text-align="left" fo:margin-left="47.44pt" fo:text-indent="-31.03pt" fo:margin-top="0pt" fo:margin-bottom="0pt"/>
      <style:text-properties/>
    </style:style>
    <style:style style:family="text" style:name="T38">
      <style:text-properties fo:color="#FFFFFF" fo:font-size="28pt" style:font-size-asian="28pt" style:font-size-complex="28pt" fo:letter-spacing="0pt"/>
    </style:style>
    <style:style style:family="paragraph" style:name="P42">
      <style:paragraph-properties fo:line-height="150%" fo:text-align="left" fo:margin-left="47.44pt" fo:text-indent="-31.03pt" fo:margin-top="0pt" fo:margin-bottom="0pt"/>
      <style:text-properties/>
    </style:style>
    <style:style style:family="drawing-page" style:name="dp19">
      <style:drawing-page-properties/>
    </style:style>
    <text:list-style style:name="L1"/>
    <text:list-style style:name="L2"/>
    <text:list-style style:name="L3"/>
    <text:list-style style:name="L4"/>
    <text:list-style style:name="L5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6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7"/>
    <text:list-style style:name="L8"/>
    <text:list-style style:name="L9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0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1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2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3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4"/>
    <text:list-style style:name="L15"/>
    <text:list-style style:name="L16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7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8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19"/>
    <text:list-style style:name="L20"/>
    <text:list-style style:name="L21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22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23"/>
    <text:list-style style:name="L24"/>
    <text:list-style style:name="L25">
      <text:list-level-style-bullet text:level="1" text:bullet-char="•">
        <style:list-level-properties text:space-before="1pt" text:min-label-width="17.97pt"/>
        <style:text-properties fo:color="#FFFFFF" fo:font-family="Arial" fo:font-size="100%"/>
      </text:list-level-style-bullet>
    </text:list-style>
    <text:list-style style:name="L26"/>
    <text:list-style style:name="L27"/>
    <text:list-style style:name="L28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29">
      <text:list-level-style-bullet text:level="1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30">
      <text:list-level-style-bullet text:level="2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31">
      <text:list-level-style-bullet text:level="2" text:bullet-char="•">
        <style:list-level-properties text:space-before="1pt" text:min-label-width="-15.41pt"/>
        <style:text-properties fo:font-family="Arial" fo:font-size="100%"/>
      </text:list-level-style-bullet>
    </text:list-style>
    <text:list-style style:name="L32"/>
    <text:list-style style:name="L33"/>
    <text:list-style style:name="L34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35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36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37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</office:automatic-styles>
  <office:body>
    <office:presentation>
      <draw:page draw:name="page1" draw:style-name="dp4" draw:master-page-name="_" presentation:presentation-page-layout-name="AL1">
        <draw:frame xml:id="id1" draw:id="id1" draw:name="Google Shape;88;p1" draw:layer="layout" presentation:style-name="pr1" presentation:class="title" presentation:placeholder="true" svg:width="28.79cm" svg:height="6.631cm" svg:x="2.54cm" svg:y="3.118cm">
          <draw:text-box fo:min-height="6.631cm">
            <text:p text:style-name="P1"><text:span text:style-name="T1">Automatic Human Anthropometric Body Measurements Estimation</text:span></text:p>
          </draw:text-box>
        </draw:frame>
        <draw:frame xml:id="id2" draw:id="id2" draw:name="Google Shape;89;p1" draw:layer="layout" presentation:style-name="pr2" presentation:class="outline" presentation:placeholder="true" svg:width="25.4cm" svg:height="4.598cm" svg:x="4.233cm" svg:y="10.01cm">
          <draw:text-box fo:min-height="4.598cm"/>
        </draw:frame>
        <presentation:notes draw:style-name="dp5"/>
      </draw:page>
      <draw:page draw:name="Idea" draw:style-name="dp6" draw:master-page-name="_" presentation:presentation-page-layout-name="AL1">
        <draw:frame xml:id="id3" draw:id="id3" draw:name="Google Shape;94;p2" draw:layer="layout" presentation:style-name="pr3" presentation:class="title" presentation:placeholder="true" svg:width="29.21cm" svg:height="3.681cm" svg:x="2.328cm" svg:y="1.014cm">
          <draw:text-box fo:min-height="3.681cm">
            <text:p text:style-name="P2"><text:span text:style-name="T2">Idea</text:span></text:p>
          </draw:text-box>
        </draw:frame>
        <draw:frame xml:id="id4" draw:id="id4" draw:name="Google Shape;95;p2" draw:layer="layout" presentation:style-name="pr4" presentation:class="outline" presentation:placeholder="true" svg:width="29.21cm" svg:height="12.09cm" svg:x="2.328cm" svg:y="5.071cm">
          <draw:text-box fo:min-height="12.09cm">
            <text:p text:style-name="P3"><text:span text:style-name="T3">Extraction of human measurements from a single 2D picture using neural network</text:span></text:p>
            <text:p text:style-name="P4"><text:span text:style-name="T4">Possibility to use images from commonly used devices e.g. smartphones</text:span></text:p>
            <text:p text:style-name="P5"><text:span text:style-name="T4"/></text:p>
          </draw:text-box>
        </draw:frame>
        <presentation:notes draw:style-name="dp7"/>
      </draw:page>
      <draw:page draw:name="Motivation" draw:style-name="dp8" draw:master-page-name="_" presentation:presentation-page-layout-name="AL1">
        <draw:frame xml:id="id5" draw:id="id5" draw:name="Google Shape;100;p3" draw:layer="layout" presentation:style-name="pr5" presentation:class="outline" presentation:placeholder="true" svg:width="14.39cm" svg:height="12.09cm" svg:x="17.15cm" svg:y="5.071cm">
          <draw:text-box fo:min-height="12.09cm">
            <text:list text:style-name="L5" text:continue-numbering="true">
              <text:list-item>
                <text:p text:style-name="P6"><text:span text:style-name="T5">Better and faster service</text:span></text:p>
              </text:list-item>
            </text:list>
            <text:list text:style-name="L6" text:continue-numbering="true">
              <text:list-item>
                <text:p text:style-name="P7"><text:span text:style-name="T6">Less returns</text:span></text:p>
              </text:list-item>
            </text:list>
            <text:p text:style-name="P8"><text:span text:style-name="T6"/></text:p>
          </draw:text-box>
        </draw:frame>
        <draw:frame xml:id="id6" draw:id="id6" draw:name="Google Shape;101;p3" draw:layer="layout" presentation:style-name="pr6" presentation:class="title" presentation:placeholder="true" svg:width="29.21cm" svg:height="3.681cm" svg:x="2.328cm" svg:y="1.014cm">
          <draw:text-box fo:min-height="3.681cm">
            <text:p text:style-name="P9"><text:span text:style-name="T7">Motivation</text:span></text:p>
          </draw:text-box>
        </draw:frame>
        <draw:frame xml:id="id7" draw:id="id7" draw:name="Google Shape;102;p3" draw:layer="layout" presentation:style-name="pr7" presentation:class="outline" presentation:placeholder="true" svg:width="14.39cm" svg:height="12.09cm" svg:x="2.328cm" svg:y="5.071cm">
          <draw:text-box fo:min-height="12.09cm">
            <text:list text:style-name="L9" text:continue-numbering="true">
              <text:list-item>
                <text:p text:style-name="P10"><text:span text:style-name="T8">Convenience</text:span></text:p>
              </text:list-item>
            </text:list>
            <text:list text:style-name="L10" text:continue-numbering="true">
              <text:list-item>
                <text:p text:style-name="P11"><text:span text:style-name="T9">Availability</text:span></text:p>
              </text:list-item>
            </text:list>
            <text:list text:style-name="L11" text:continue-numbering="true">
              <text:list-item>
                <text:p text:style-name="P12"><text:span text:style-name="T10">Ease of use</text:span></text:p>
              </text:list-item>
            </text:list>
            <text:list text:style-name="L12" text:continue-numbering="true">
              <text:list-item>
                <text:p text:style-name="P13"><text:span text:style-name="T11">Privacy</text:span></text:p>
              </text:list-item>
            </text:list>
            <text:list text:style-name="L13" text:continue-numbering="true">
              <text:list-item>
                <text:p text:style-name="P14"><text:span text:style-name="T12">Cost</text:span></text:p>
              </text:list-item>
            </text:list>
            <text:p text:style-name="P15"><text:span text:style-name="T12"/></text:p>
            <text:p text:style-name="P16"><text:span text:style-name="T12"/></text:p>
          </draw:text-box>
        </draw:frame>
        <presentation:notes draw:style-name="dp9"/>
      </draw:page>
      <draw:page draw:name="Dataset" draw:style-name="dp10" draw:master-page-name="_" presentation:presentation-page-layout-name="AL1">
        <draw:frame xml:id="id8" draw:id="id8" draw:name="Google Shape;107;p4" draw:layer="layout" presentation:style-name="pr8" presentation:class="title" presentation:placeholder="true" svg:width="29.21cm" svg:height="3.681cm" svg:x="2.328cm" svg:y="1.014cm">
          <draw:text-box fo:min-height="3.681cm">
            <text:p text:style-name="P17"><text:span text:style-name="T13">Dataset</text:span></text:p>
          </draw:text-box>
        </draw:frame>
        <draw:frame xml:id="id9" draw:id="id9" draw:name="Google Shape;108;p4" draw:layer="layout" presentation:style-name="pr9" presentation:class="outline" presentation:placeholder="true" svg:width="29.21cm" svg:height="12.09cm" svg:x="2.328cm" svg:y="5.071cm">
          <draw:text-box fo:min-height="12.09cm">
            <text:list text:style-name="L16" text:continue-numbering="true">
              <text:list-item>
                <text:p text:style-name="P18"><text:span text:style-name="T14">To achieve satisfactory results we need huge amounts of data</text:span></text:p>
              </text:list-item>
            </text:list>
            <text:list text:style-name="L17" text:continue-numbering="true">
              <text:list-item>
                <text:p text:style-name="P19"><text:span text:style-name="T15">Training data need ground truth data which are expensive</text:span></text:p>
              </text:list-item>
            </text:list>
            <text:list text:style-name="L18" text:continue-numbering="true">
              <text:list-item>
                <text:p text:style-name="P20"><text:span text:style-name="T16">To fulfill this requirement we will use synthetic data</text:span></text:p>
              </text:list-item>
            </text:list>
            <text:p text:style-name="P21"><text:span text:style-name="T16"/></text:p>
          </draw:text-box>
        </draw:frame>
        <presentation:notes draw:style-name="dp11"/>
      </draw:page>
      <draw:page draw:name="Issue" draw:style-name="dp12" draw:master-page-name="_" presentation:presentation-page-layout-name="AL1">
        <draw:frame xml:id="id10" draw:id="id10" draw:name="Google Shape;113;p5" draw:layer="layout" presentation:style-name="pr10" presentation:class="title" presentation:placeholder="true" svg:width="29.21cm" svg:height="3.681cm" svg:x="2.328cm" svg:y="1.014cm">
          <draw:text-box fo:min-height="3.681cm">
            <text:p text:style-name="P22"><text:span text:style-name="T17">Issue</text:span></text:p>
          </draw:text-box>
        </draw:frame>
        <draw:frame xml:id="id11" draw:id="id11" draw:name="Google Shape;114;p5" draw:layer="layout" presentation:style-name="pr11" presentation:class="outline" presentation:placeholder="true" svg:width="29.21cm" svg:height="12.09cm" svg:x="2.328cm" svg:y="5.071cm">
          <draw:text-box fo:min-height="12.09cm">
            <text:list text:style-name="L21" text:continue-numbering="true">
              <text:list-item>
                <text:p text:style-name="P23"><text:span text:style-name="T18">Synthetic data however close to reality cannot replace the real world data</text:span></text:p>
              </text:list-item>
            </text:list>
            <text:list text:style-name="L22" text:continue-numbering="true">
              <text:list-item>
                <text:p text:style-name="P24"><text:span text:style-name="T19">To be able to use information learned from synthetic data we can use domain adaptation</text:span></text:p>
              </text:list-item>
            </text:list>
            <text:p text:style-name="P25"><text:span text:style-name="T19"/></text:p>
          </draw:text-box>
        </draw:frame>
        <presentation:notes draw:style-name="dp13"/>
      </draw:page>
      <draw:page draw:name="Domain adaptation" draw:style-name="dp14" draw:master-page-name="_" presentation:presentation-page-layout-name="AL1">
        <draw:frame xml:id="id12" draw:id="id12" draw:name="Google Shape;119;p6" draw:layer="layout" presentation:style-name="pr12" presentation:class="title" presentation:placeholder="true" svg:width="29.21cm" svg:height="3.681cm" svg:x="2.328cm" svg:y="1.014cm">
          <draw:text-box fo:min-height="3.681cm">
            <text:p text:style-name="P26"><text:span text:style-name="T20">Domain adaptation</text:span></text:p>
          </draw:text-box>
        </draw:frame>
        <draw:frame xml:id="id13" draw:id="id13" draw:name="Google Shape;120;p6" draw:layer="layout" presentation:style-name="pr13" presentation:class="outline" presentation:placeholder="true" svg:width="29.21cm" svg:height="12.09cm" svg:x="2.328cm" svg:y="5.071cm">
          <draw:text-box fo:min-height="12.09cm">
            <text:list text:style-name="L25" text:continue-numbering="true">
              <text:list-item>
                <text:p text:style-name="P27"><text:span text:style-name="T21">Process of adapting values from learning data to be able to use them with real data</text:span></text:p>
                <text:list text:style-name="L25" text:continue-numbering="true">
                  <text:list-item>
                    <text:p text:style-name="P28"><text:span text:style-name="T22">Example:</text:span></text:p>
                    <text:list text:style-name="L25" text:continue-numbering="true">
                      <text:list-item>
                        <text:p text:style-name="P29"><text:span text:style-name="T23">Learn to </text:span><text:span text:style-name="T24">recognise </text:span><text:span text:style-name="T25">numbers on house number plates</text:span></text:p>
                      </text:list-item>
                    </text:list>
                    <text:list text:style-name="L25" text:continue-numbering="true">
                      <text:list-item>
                        <text:p text:style-name="P30"><text:span text:style-name="T26">Use these values on car license plate number recogni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5"/>
      </draw:page>
      <draw:page draw:name="Generative Adversarial Network" draw:style-name="dp16" draw:master-page-name="_" presentation:presentation-page-layout-name="AL1">
        <draw:frame xml:id="id14" draw:id="id14" draw:name="Google Shape;125;p7" draw:layer="layout" presentation:style-name="pr14" presentation:class="title" presentation:placeholder="true" svg:width="29.21cm" svg:height="3.681cm" svg:x="2.328cm" svg:y="1.014cm">
          <draw:text-box fo:min-height="3.681cm">
            <text:p text:style-name="P31"><text:span text:style-name="T27">Generative Adversarial Networks (GAN)</text:span></text:p>
          </draw:text-box>
        </draw:frame>
        <draw:frame xml:id="id15" draw:id="id15" draw:name="Google Shape;126;p7" draw:layer="layout" presentation:style-name="pr15" presentation:class="outline" presentation:placeholder="true" svg:width="29.21cm" svg:height="12.09cm" svg:x="2.328cm" svg:y="5.071cm">
          <draw:text-box fo:min-height="12.09cm">
            <text:list text:style-name="L28" text:continue-numbering="true">
              <text:list-item>
                <text:p text:style-name="P32"><text:span text:style-name="T28">Deep learning model</text:span></text:p>
              </text:list-item>
            </text:list>
            <text:list text:style-name="L29" text:continue-numbering="true">
              <text:list-item>
                <text:p text:style-name="P33"><text:span text:style-name="T29">Consist of two neural networks:</text:span></text:p>
                <text:list text:style-name="L30" text:continue-numbering="true">
                  <text:list-item>
                    <text:p text:style-name="P34"><text:span text:style-name="T30">Generator - </text:span><text:span text:style-name="T31">Creates new data resembling the training data</text:span></text:p>
                  </text:list-item>
                </text:list>
                <text:list text:style-name="L31" text:continue-numbering="true">
                  <text:list-item>
                    <text:p text:style-name="P35"><text:span text:style-name="T32">Discriminator - </text:span><text:span text:style-name="T33">Evaluates the generated data, distinguishing real from fake</text:span></text:p>
                  </text:list-item>
                </text:list>
              </text:list-item>
            </text:list>
            <text:p text:style-name="P36"><text:span text:style-name="T33"/></text:p>
          </draw:text-box>
        </draw:frame>
        <presentation:notes draw:style-name="dp17"/>
      </draw:page>
      <draw:page draw:name="Generative Adversarial Network" draw:style-name="dp18" draw:master-page-name="_" presentation:presentation-page-layout-name="AL1">
        <draw:frame xml:id="id16" draw:id="id16" draw:name="Google Shape;125;p7" draw:layer="layout" presentation:style-name="pr16" presentation:class="title" presentation:placeholder="true" svg:width="29.21cm" svg:height="3.681cm" svg:x="2.328cm" svg:y="1.014cm">
          <draw:text-box fo:min-height="3.681cm">
            <text:p text:style-name="P37"><text:span text:style-name="T34">How GANs work</text:span></text:p>
          </draw:text-box>
        </draw:frame>
        <draw:frame xml:id="id17" draw:id="id17" draw:name="Google Shape;126;p7" draw:layer="layout" presentation:style-name="pr17" presentation:class="outline" presentation:placeholder="true" svg:width="29.21cm" svg:height="12.09cm" svg:x="2.328cm" svg:y="5.071cm">
          <draw:text-box fo:min-height="12.09cm">
            <text:list text:style-name="L34" text:continue-numbering="true">
              <text:list-item>
                <text:p text:style-name="P38"><text:span text:style-name="T35">Generator creates image resembling training data</text:span></text:p>
              </text:list-item>
            </text:list>
            <text:list text:style-name="L35" text:continue-numbering="true">
              <text:list-item>
                <text:p text:style-name="P39"><text:span text:style-name="T36">Discriminator receives either image from training data or from the Generator</text:span></text:p>
              </text:list-item>
            </text:list>
            <text:list text:style-name="L36" text:continue-numbering="true">
              <text:list-item>
                <text:p text:style-name="P40"><text:span text:style-name="T37">Discriminator evaluates the image and guesses which image it was</text:span></text:p>
              </text:list-item>
            </text:list>
            <text:list text:style-name="L37" text:continue-numbering="true">
              <text:list-item>
                <text:p text:style-name="P41"><text:span text:style-name="T38">After correct guess Generator improves, after incorrect Discriminator improves</text:span></text:p>
              </text:list-item>
            </text:list>
            <text:p text:style-name="P42"><text:span text:style-name="T38"/></text:p>
          </draw:text-box>
        </draw:frame>
        <presentation:notes draw:style-name="dp19"/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/>
    <style:style style:family="graphic" style:name="Frame">
      <style:graphic-properties/>
      <style:text-properties/>
    </style:style>
    <text:list-style style:name="L1"/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19.05cm" fo:page-height="25.4cm"/>
    </style:page-layout>
    <style:style style:family="drawing-page" style:name="dp1">
      <style:drawing-page-properties/>
    </style:style>
    <style:style style:family="drawing-page" style:name="dp2">
      <style:drawing-page-properties draw:fill-color="#FFFFFF" draw:fill="solid"/>
    </style:style>
    <style:style style:family="drawing-page" style:name="dp3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2">
      <presentation:notes draw:style-name="dp3" style:page-layout-name="M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0.99</meta:generator>
  </office:meta>
</office:document-meta>
</file>